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$("select#demo-2a").smartselect({</text:p>
      <text:p text:style-name="Preformatted_20_Text"><text:s text:c="4"/>searchBy: 'label',</text:p>
      <text:p text:style-name="Preformatted_20_Text"><text:s text:c="4"/>searchCaseInsensitive: false,</text:p>
      <text:p text:style-name="Preformatted_20_Text"><text:s text:c="4"/>toolbar: {</text:p>
      <text:p text:style-name="Preformatted_20_Text"><text:s text:c="8"/>buttonSearch: <text:s text:c="2"/>true,</text:p>
      <text:p text:style-name="Preformatted_20_Text"><text:s text:c="8"/>buttonAlias: <text:s text:c="3"/>false,</text:p>
      <text:p text:style-name="Preformatted_20_Text"><text:s text:c="8"/>buttonView: <text:s text:c="4"/>false,</text:p>
      <text:p text:style-name="Preformatted_20_Text"><text:s text:c="8"/>buttonUnfold: <text:s text:c="2"/>true,</text:p>
      <text:p text:style-name="Preformatted_20_Text"><text:s text:c="8"/>buttonCancel: <text:s text:c="2"/>false,</text:p>
      <text:p text:style-name="Preformatted_20_Text"><text:s text:c="8"/>buttonCheckAll: false,</text:p>
      <text:p text:style-name="Preformatted_20_Text"><text:s text:c="8"/>buttonUnCheck: <text:s/>false</text:p>
      <text:p text:style-name="Preformatted_20_Text"><text:s text:c="4"/>}</text:p>
      <text:p text:style-name="P1">}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1:41:15.421639191</meta:creation-date>
    <dc:date>2020-01-24T17:16:06.187490314</dc:date>
    <meta:editing-duration>PT3M51S</meta:editing-duration>
    <meta:editing-cycles>1</meta:editing-cycles>
    <meta:document-statistic meta:table-count="0" meta:image-count="0" meta:object-count="0" meta:page-count="1" meta:paragraph-count="13" meta:word-count="23" meta:character-count="317" meta:non-whitespace-character-count="221"/>
    <meta:generator>LibreOffice/6.0.7.3$Linux_X86_64 LibreOffice_project/00m0$Build-3</meta:generator>
  </office:meta>
</office:document-meta>
</file>